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adornments="Light" style:font-pitch="variable"/>
    <style:font-face style:name="Comfortaa" svg:font-family="Comfortaa" style:font-pitch="variable"/>
    <style:font-face style:name="Comfortaa Medium" svg:font-family="'Comfortaa Medium'" style:font-pitch="variable"/>
    <style:font-face style:name="Comfortaa1" svg:font-family="Comfortaa" style:font-adornments="Bold" style:font-pitch="variable"/>
    <style:font-face style:name="FiraCode Nerd Font" svg:font-family="'FiraCode Nerd Font'" style:font-pitch="fixed"/>
    <style:font-face style:name="FiraCode Nerd Font Mono Light" svg:font-family="'FiraCode Nerd Font Mono Light'" style:font-adornments="Regular" style:font-pitch="fixed"/>
    <style:font-face style:name="FiraCode Nerd Font Propo Med" svg:font-family="'FiraCode Nerd Font Propo Med'" style:font-pitch="variable"/>
    <style:font-face style:name="Font Awesome 6 Brands Regular" svg:font-family="'Font Awesome 6 Brands Regular'"/>
    <style:font-face style:name="Font Awesome 6 Free Regular" svg:font-family="'Font Awesome 6 Free Regular'"/>
    <style:font-face style:name="Font Awesome 6 Free Solid" svg:font-family="'Font Awesome 6 Free Solid'"/>
    <style:font-face style:name="Inconsolata Nerd Font" svg:font-family="'Inconsolata Nerd Font'" style:font-pitch="fixed"/>
    <style:font-face style:name="InconsolataGo Nerd Font Mono" svg:font-family="'InconsolataGo Nerd Font Mono'" style:font-pitch="fixed"/>
    <style:font-face style:name="InconsolataGo Nerd Font Propo" svg:font-family="'InconsolataGo Nerd Font Propo'" style:font-pitch="variable"/>
    <style:font-face style:name="JetBrainsMono NF ExtraBold" svg:font-family="'JetBrainsMono NF ExtraBold'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Nerd Font" svg:font-family="'Ubuntu Nerd Font'" style:font-pitch="variable"/>
  </office:font-face-decls>
  <office:automatic-styles>
    <style:style style:name="Table1" style:family="table" style:master-page-name="Standard">
      <style:table-properties style:width="7.5097in" style:page-number="auto" table:align="center" style:writing-mode="lr-tb"/>
    </style:style>
    <style:style style:name="Table1.A" style:family="table-column">
      <style:table-column-properties style:column-width="2.7in"/>
    </style:style>
    <style:style style:name="Table1.B" style:family="table-column">
      <style:table-column-properties style:column-width="4.8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1.A2" style:family="table-cell">
      <style:table-cell-properties style:vertical-align="top" fo:padding="0.0799in" fo:border-left="none" fo:border-right="none" fo:border-top="0.5pt solid #000000" fo:border-bottom="0.5pt solid #000000" style:writing-mode="lr-tb"/>
    </style:style>
    <style:style style:name="Table1.A3" style:family="table-cell">
      <style:table-cell-properties style:vertical-align="top" fo:padding="0.0799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="0.0799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margin-top="0.0791in" fo:margin-bottom="0.0791in" style:contextual-spacing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Table_20_Contents">
      <style:paragraph-properties fo:margin-top="0.0398in" fo:margin-bottom="0.0398in" style:contextual-spacing="false" fo:line-height="115%" fo:text-align="start" style:justify-single-word="false"/>
      <style:text-properties style:font-name="Comfortaa Medium" officeooo:paragraph-rsid="00178d2d"/>
    </style:style>
    <style:style style:name="P5" style:family="paragraph" style:parent-style-name="Standard">
      <style:paragraph-properties fo:margin-top="0.0791in" fo:margin-bottom="0.0791in" style:contextual-spacing="false"/>
      <style:text-properties style:font-name="Ubuntu Light" officeooo:rsid="00178d2d" officeooo:paragraph-rsid="001938ea"/>
    </style:style>
    <style:style style:name="P6" style:family="paragraph" style:parent-style-name="Standard">
      <style:paragraph-properties fo:margin-top="0.0791in" fo:margin-bottom="0.0791in" style:contextual-spacing="false"/>
      <style:text-properties fo:font-weight="normal" officeooo:paragraph-rsid="001938ea" style:font-weight-asian="normal" style:font-weight-complex="normal"/>
    </style:style>
    <style:style style:name="P7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officeooo:rsid="00178d2d" officeooo:paragraph-rsid="00178d2d"/>
    </style:style>
    <style:style style:name="P8" style:family="paragraph" style:parent-style-name="Standard">
      <style:paragraph-properties fo:margin-top="0.0402in" fo:margin-bottom="0.0402in" style:contextual-spacing="false" fo:line-height="115%"/>
      <style:text-properties style:font-name="Cantarell" fo:font-size="13pt" fo:font-weight="bold" officeooo:rsid="00178d2d" officeooo:paragraph-rsid="00178d2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.0402in" fo:margin-bottom="0.0402in" style:contextual-spacing="false" fo:line-height="115%"/>
      <style:text-properties style:font-name="Cantarell" fo:font-size="13pt" fo:font-weight="bold" officeooo:paragraph-rsid="0016d63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.0791in" fo:margin-bottom="0.0791in" style:contextual-spacing="false"/>
      <style:text-properties style:font-name="Cantarell" fo:font-size="26pt" fo:font-weight="bold" officeooo:rsid="00178d2d" officeooo:paragraph-rsid="00178d2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margin-top="0.0791in" fo:margin-bottom="0.0791in" style:contextual-spacing="false"/>
      <style:text-properties style:font-name="Ubuntu Nerd Font" fo:font-weight="normal" officeooo:paragraph-rsid="001938ea" style:font-weight-asian="normal" style:font-weight-complex="normal"/>
    </style:style>
    <style:style style:name="P12" style:family="paragraph" style:parent-style-name="Standard">
      <style:paragraph-properties fo:margin-top="0.0791in" fo:margin-bottom="0.0791in" style:contextual-spacing="false"/>
      <style:text-properties style:font-name="Ubuntu Nerd Font" fo:font-size="12pt" fo:font-weight="normal" officeooo:rsid="00178d2d" officeooo:paragraph-rsid="001938e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style:font-name="Comfortaa" fo:font-size="11pt" fo:font-weight="bold" officeooo:paragraph-rsid="00178d2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JetBrainsMono NF ExtraBold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0402in" fo:margin-bottom="0.0402in" style:contextual-spacing="false" fo:text-align="start" style:justify-single-word="false"/>
      <style:text-properties style:font-name="JetBrainsMono NF ExtraBold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JetBrainsMono NF ExtraBold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left="0.25in" fo:margin-right="0in" fo:margin-top="0.0402in" fo:margin-bottom="0.0402in" style:contextual-spacing="false" fo:text-indent="0in" style:auto-text-indent="false"/>
      <style:text-properties officeooo:rsid="0016d631" officeooo:paragraph-rsid="00178d2d"/>
    </style:style>
    <style:style style:name="P18" style:family="paragraph" style:parent-style-name="Standard">
      <style:paragraph-properties fo:margin-left="0.25in" fo:margin-right="0in" fo:margin-top="0.0402in" fo:margin-bottom="0.0402in" style:contextual-spacing="false" fo:text-indent="0in" style:auto-text-indent="false"/>
      <style:text-properties officeooo:rsid="0016d631" officeooo:paragraph-rsid="0016d631"/>
    </style:style>
    <style:style style:name="P19" style:family="paragraph" style:parent-style-name="Standard">
      <style:paragraph-properties fo:margin-top="0.0402in" fo:margin-bottom="0.0402in" style:contextual-spacing="false"/>
    </style:style>
    <style:style style:name="P20" style:family="paragraph" style:parent-style-name="Standard">
      <style:paragraph-properties fo:margin-left="0.25in" fo:margin-right="0in" fo:margin-top="0.0402in" fo:margin-bottom="0.0402in" style:contextual-spacing="false" fo:line-height="115%" fo:text-indent="0in" style:auto-text-indent="false"/>
      <style:text-properties style:font-name="Comfortaa" fo:font-size="11pt" fo:font-weight="bold" officeooo:paragraph-rsid="0016d63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.25in" fo:margin-right="0in" fo:margin-top="0.0402in" fo:margin-bottom="0.0402in" style:contextual-spacing="false" fo:line-height="115%" fo:text-indent="0in" style:auto-text-indent="false"/>
      <style:text-properties style:font-name="Comfortaa" fo:font-size="11pt" fo:font-style="normal" fo:font-weight="normal" officeooo:rsid="001d7580" officeooo:paragraph-rsid="001d758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.25in" fo:margin-right="0in" fo:margin-top="0.0402in" fo:margin-bottom="0.0402in" style:contextual-spacing="false" fo:line-height="115%" fo:text-indent="0in" style:auto-text-indent="false"/>
      <style:text-properties officeooo:paragraph-rsid="0016d631"/>
    </style:style>
    <style:style style:name="P23" style:family="paragraph" style:parent-style-name="Standard">
      <style:paragraph-properties fo:margin-top="0in" fo:margin-bottom="0in" style:contextual-spacing="false" fo:line-height="115%"/>
      <style:text-properties officeooo:paragraph-rsid="001b3332"/>
    </style:style>
    <style:style style:name="P24" style:family="paragraph" style:parent-style-name="Standard">
      <style:paragraph-properties fo:margin-top="0in" fo:margin-bottom="0in" style:contextual-spacing="false" fo:line-height="115%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officeooo:paragraph-rsid="00178d2d"/>
    </style:style>
    <style:style style:name="P26" style:family="paragraph" style:parent-style-name="Standard">
      <style:paragraph-properties fo:margin-left="0.25in" fo:margin-right="0in" fo:margin-top="0.0402in" fo:margin-bottom="0.0402in" style:contextual-spacing="false" fo:line-height="115%" fo:text-indent="0in" style:auto-text-indent="false"/>
      <style:text-properties officeooo:rsid="0016d631" officeooo:paragraph-rsid="0016d631"/>
    </style:style>
    <style:style style:name="T1" style:family="text">
      <style:text-properties officeooo:rsid="0016d631"/>
    </style:style>
    <style:style style:name="T2" style:family="text">
      <style:text-properties fo:color="#2a6099" loext:opacity="100%" style:font-name="Comforta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2a6099" loext:opacity="100%" style:font-name="Comfortaa1" fo:font-size="10pt" fo:font-style="normal" fo:font-weight="bold" officeooo:rsid="0023f979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2a6099" loext:opacity="100%" style:font-name="Comfortaa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font-name="Ubuntu Light"/>
    </style:style>
    <style:style style:name="T7" style:family="text">
      <style:text-properties officeooo:rsid="00178d2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16d631" style:font-style-asian="italic"/>
    </style:style>
    <style:style style:name="T10" style:family="text">
      <style:text-properties fo:font-style="italic" officeooo:rsid="00178d2d" style:font-style-asian="italic"/>
    </style:style>
    <style:style style:name="T11" style:family="text">
      <style:text-properties style:font-name="Font Awesome 6 Free Solid" officeooo:rsid="001938ea" style:font-name-asian="Font Awesome 6 Free Solid" style:font-name-complex="Font Awesome 6 Free Solid"/>
    </style:style>
    <style:style style:name="T12" style:family="text">
      <style:text-properties officeooo:rsid="001938ea" style:font-name-asian="Times New Roman" style:font-name-complex="Times New Roman"/>
    </style:style>
    <style:style style:name="T13" style:family="text">
      <style:text-properties fo:font-size="14pt" officeooo:rsid="001938ea" style:font-name-asian="Times New Roman" style:font-size-asian="14pt" style:font-name-complex="Times New Roman" style:font-size-complex="14pt"/>
    </style:style>
    <style:style style:name="T14" style:family="text">
      <style:text-properties fo:font-size="14pt" officeooo:rsid="001938ea" style:font-name-asian="Font Awesome 6 Brands Regular" style:font-size-asian="14pt" style:font-name-complex="Font Awesome 6 Brands Regular" style:font-size-complex="14pt"/>
    </style:style>
    <style:style style:name="T15" style:family="text">
      <style:text-properties officeooo:rsid="001938ea" style:font-name-asian="Font Awesome 6 Free Solid" style:font-name-complex="Font Awesome 6 Free Solid"/>
    </style:style>
    <style:style style:name="T16" style:family="text">
      <style:text-properties style:font-name="Cantarell" fo:font-weight="normal" style:font-weight-asian="normal" style:font-weight-complex="normal"/>
    </style:style>
    <style:style style:name="T17" style:family="text">
      <style:text-properties style:font-name="Cantarell" fo:font-weight="normal" officeooo:rsid="0016d631" style:font-weight-asian="normal" style:font-weight-complex="normal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style:font-name="Cantarell" fo:font-weight="bold" officeooo:rsid="0016d631" style:font-weight-asian="bold" style:font-weight-complex="bold"/>
    </style:style>
    <style:style style:name="T20" style:family="text">
      <style:text-properties style:font-name="Ubuntu Nerd Font" officeooo:rsid="001938ea" style:font-name-asian="Font Awesome 6 Free Regular" style:font-name-complex="Font Awesome 6 Free Regular"/>
    </style:style>
    <style:style style:name="T21" style:family="text">
      <style:text-properties style:font-name="Ubuntu Nerd Font" fo:font-size="12pt" officeooo:rsid="001938ea" style:font-name-asian="Times New Roman" style:font-size-asian="12pt" style:font-name-complex="Times New Roman" style:font-size-complex="12pt"/>
    </style:style>
    <style:style style:name="T22" style:family="text">
      <style:text-properties style:font-name="Ubuntu Nerd Font" fo:font-size="12pt" style:font-size-asian="12pt" style:font-size-complex="12pt"/>
    </style:style>
    <style:style style:name="T23" style:family="text">
      <style:text-properties style:font-name="Ubuntu Nerd Font" fo:font-size="12pt" officeooo:rsid="00178d2d" style:font-size-asian="12pt" style:font-size-complex="12pt"/>
    </style:style>
    <style:style style:name="T24" style:family="text">
      <style:text-properties style:font-name="Ubuntu Nerd Font" fo:font-weight="normal" officeooo:rsid="001938ea" style:font-name-asian="Font Awesome 6 Free Regular" style:font-weight-asian="normal" style:font-name-complex="Font Awesome 6 Free Regular" style:font-weight-complex="normal"/>
    </style:style>
    <style:style style:name="T25" style:family="text">
      <style:text-properties style:font-name="Ubuntu Nerd Font" fo:font-weight="normal" style:font-weight-asian="normal" style:font-weight-complex="normal"/>
    </style:style>
    <style:style style:name="T26" style:family="text">
      <style:text-properties style:font-name="InconsolataGo Nerd Font Mono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InconsolataGo Nerd Font Mono" fo:font-size="12pt" fo:font-weight="normal" officeooo:rsid="0016d631" style:font-size-asian="12pt" style:font-weight-asian="normal" style:font-size-complex="12pt" style:font-weight-complex="normal"/>
    </style:style>
    <style:style style:name="T28" style:family="text">
      <style:text-properties style:font-name="InconsolataGo Nerd Font Mono" fo:font-size="12pt" fo:font-weight="normal" officeooo:rsid="001b3332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Tushar Sarkar</text:p>
            <text:p text:style-name="P2"/>
          </table:table-cell>
          <table:table-cell table:style-name="Table1.A1" office:value-type="string">
            <text:p text:style-name="P6"><text:span text:style-name="T11">📍</text:span><text:span text:style-name="T20"> <text:s/>: </text:span><text:span text:style-name="T21">Falakata, </text:span><text:span text:style-name="T22">Alipurduar, </text:span><text:span text:style-name="T23">West Bengal,735211</text:span></text:p>
            <text:p text:style-name="P11"><text:span text:style-name="T15"> </text:span>: <text:span text:style-name="T7">8918709763</text:span></text:p>
            <text:p text:style-name="P5"><text:span text:style-name="T24">🖂 : </text:span><text:a xlink:type="simple" xlink:href="mailto:tsarkar431@gmail.com" text:style-name="Internet_20_link" text:visited-style-name="Visited_20_Internet_20_Link"><text:span text:style-name="T25">tsarkar431@gmail.com</text:span></text:a></text:p>
            <text:p text:style-name="P12"><text:span text:style-name="T14"></text:span><text:span text:style-name="T13"> </text:span><text:span text:style-name="T12">: </text:span><text:a xlink:type="simple" xlink:href="https://www.linkedin.com/in/tushar-sarkar-0a99b9219" text:style-name="Internet_20_link" text:visited-style-name="Visited_20_Internet_20_Link">https://www.linkedin.com/in/tushar-sarkar-0a99b9219</text:a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4">OBJECTIVE</text:p>
          </table:table-cell>
          <table:table-cell table:style-name="Table1.B3" office:value-type="string">
            <text:p text:style-name="P4">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5">EDUCATION</text:p>
          </table:table-cell>
          <table:table-cell table:style-name="Table1.B3" office:value-type="string">
            <text:p text:style-name="P9">Institute of Engineering &amp; Management, <text:span text:style-name="T1">Kolkata</text:span></text:p>
            <text:p text:style-name="P20"><text:span text:style-name="T1">MCA (Master of Computer Applications), </text:span><text:span text:style-name="T8">20</text:span><text:span text:style-name="T9">24</text:span></text:p>
            <text:p text:style-name="P21"><text:span text:style-name="T1">C</text:span>GPA: 8.08</text:p>
            <text:p text:style-name="P22"><text:span text:style-name="T17">Project</text:span><text:span text:style-name="T16">: </text:span><text:s text:c="2"/><text:span text:style-name="T2">A </text:span><text:span text:style-name="T3">Study</text:span><text:span text:style-name="T2"> </text:span><text:span text:style-name="T3">On Conditional</text:span><text:span text:style-name="T2"> </text:span><text:span text:style-name="T3">Generative</text:span><text:span text:style-name="T2"> </text:span><text:span text:style-name="T3">Adversarial</text:span><text:span text:style-name="T2"> </text:span><text:span text:style-name="T3">Network</text:span><text:span text:style-name="T2"> </text:span><text:span text:style-name="T3">using</text:span><text:span text:style-name="T2"> </text:span><text:span text:style-name="T3">Retinal</text:span><text:span text:style-name="T2"> </text:span><text:span text:style-name="T3">Fundus</text:span><text:span text:style-name="T2"> </text:span><text:span text:style-name="T3">Images</text:span></text:p>
            <text:p text:style-name="P19"/>
            <text:p text:style-name="P9"><text:span text:style-name="T1">University of North Bengal</text:span>, <text:span text:style-name="T1">Siliguri</text:span></text:p>
            <text:p text:style-name="P20"><text:span text:style-name="T1">BCA (</text:span><text:span text:style-name="T5">Bachelor of Computer Applications</text:span><text:span text:style-name="T1">), </text:span><text:span text:style-name="T8">20</text:span><text:span text:style-name="T9">22</text:span></text:p>
            <text:p text:style-name="P21"><text:span text:style-name="T1">C</text:span>GPA: 9.51</text:p>
            <text:p text:style-name="P26"><text:span text:style-name="T16">Project:</text:span> <text:span text:style-name="T4">Simple shape recognition program</text:span></text:p>
            <text:p text:style-name="P18"/>
            <text:p text:style-name="P8">Falakata High School, Falakata</text:p>
            <text:p text:style-name="P13"><text:span text:style-name="T1">Higher Secondary,</text:span><text:span text:style-name="T7"> </text:span><text:span text:style-name="T8">20</text:span><text:span text:style-name="T9">22</text:span></text:p>
            <text:p text:style-name="P7"><text:span text:style-name="T16">Percentage: </text:span><text:span text:style-name="T6">61.6%</text:span></text:p>
            <text:p text:style-name="P17"/>
            <text:p text:style-name="P8">Falakata High School, Falakata</text:p>
            <text:p text:style-name="P13"><text:span text:style-name="T1">Secondary, </text:span><text:span text:style-name="T8">20</text:span><text:span text:style-name="T10">16</text:span></text:p>
            <text:p text:style-name="P7"><text:span text:style-name="T16">Percentage: </text:span><text:span text:style-name="T6">71.42%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6">SKILLS</text:p>
          </table:table-cell>
          <table:table-cell table:style-name="Table1.B3" office:value-type="string">
            <text:p text:style-name="P23"><text:span text:style-name="T18">Language <text:s/>–</text:span> <text:s/><text:span text:style-name="T26">Fluent in </text:span><text:span text:style-name="T27">Bengali,English &amp;</text:span><text:span text:style-name="T26"> </text:span><text:span text:style-name="T27">Hindi</text:span></text:p>
            <text:p text:style-name="P23"><text:span text:style-name="T18">Computer Skills <text:s/>– <text:s/></text:span><text:span text:style-name="T26">Microsoft Office</text:span></text:p>
            <text:p text:style-name="P24"><text:span text:style-name="T18">P</text:span><text:span text:style-name="T19">rofessional Skills</text:span><text:span text:style-name="T18"> <text:s/>– <text:s/></text:span><text:span text:style-name="T27">C,C++,JAVA,Python,HTML5,CSS3, </text:span><text:span text:style-name="T28">J</text:span><text:span text:style-name="T27">avaScript</text:span></text:p>
            <text:p text:style-name="P25"><text:span text:style-name="T19">Self Learned Skills <text:s/>–</text:span><text:span text:style-name="T1"> <text:s/></text:span><text:span text:style-name="T27">Pytorch,GAN,OpenCV,NumPy,Pandas, Matplotlib,Linux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adornments="Light" style:font-pitch="variable"/>
    <style:font-face style:name="Comfortaa" svg:font-family="Comfortaa" style:font-pitch="variable"/>
    <style:font-face style:name="Comfortaa Medium" svg:font-family="'Comfortaa Medium'" style:font-pitch="variable"/>
    <style:font-face style:name="Comfortaa1" svg:font-family="Comfortaa" style:font-adornments="Bold" style:font-pitch="variable"/>
    <style:font-face style:name="FiraCode Nerd Font" svg:font-family="'FiraCode Nerd Font'" style:font-pitch="fixed"/>
    <style:font-face style:name="FiraCode Nerd Font Mono Light" svg:font-family="'FiraCode Nerd Font Mono Light'" style:font-adornments="Regular" style:font-pitch="fixed"/>
    <style:font-face style:name="FiraCode Nerd Font Propo Med" svg:font-family="'FiraCode Nerd Font Propo Med'" style:font-pitch="variable"/>
    <style:font-face style:name="Font Awesome 6 Brands Regular" svg:font-family="'Font Awesome 6 Brands Regular'"/>
    <style:font-face style:name="Font Awesome 6 Free Regular" svg:font-family="'Font Awesome 6 Free Regular'"/>
    <style:font-face style:name="Font Awesome 6 Free Solid" svg:font-family="'Font Awesome 6 Free Solid'"/>
    <style:font-face style:name="Inconsolata Nerd Font" svg:font-family="'Inconsolata Nerd Font'" style:font-pitch="fixed"/>
    <style:font-face style:name="InconsolataGo Nerd Font Mono" svg:font-family="'InconsolataGo Nerd Font Mono'" style:font-pitch="fixed"/>
    <style:font-face style:name="InconsolataGo Nerd Font Propo" svg:font-family="'InconsolataGo Nerd Font Propo'" style:font-pitch="variable"/>
    <style:font-face style:name="JetBrainsMono NF ExtraBold" svg:font-family="'JetBrainsMono NF ExtraBold'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fessional CV Letter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6-01-23T16:59:00</meta:creation-date>
    <dc:date>2024-07-21T20:14:07.747233967</dc:date>
    <meta:editing-cycles>50</meta:editing-cycles>
    <meta:editing-duration>PT16M36S</meta:editing-duration>
    <meta:generator>LibreOffice/24.2.5.2$Linux_X86_64 LibreOffice_project/420$Build-2</meta:generator>
    <meta:print-date>2024-05-23T23:20:08.803868747</meta:print-date>
    <meta:printed-by>PDF files</meta:printed-by>
    <meta:document-statistic meta:table-count="1" meta:image-count="0" meta:object-count="0" meta:page-count="1" meta:paragraph-count="27" meta:word-count="126" meta:character-count="1041" meta:non-whitespace-character-count="927"/>
  </office:meta>
</office:document-meta>
</file>